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processing.serial.*; <text:s/></text:p>
      <text:p text:style-name="Normal">Serial myPort; <text:s/></text:p>
      <text:p text:style-name="Normal">String data="" ;</text:p>
      <text:p text:style-name="Normal">PFont <text:s/>myFont; <text:s/></text:p>
      <text:p text:style-name="Normal">void setup()</text:p>
      <text:p text:style-name="Normal">{</text:p>
      <text:p text:style-name="Normal">size(1500,1366); // size of processing window</text:p>
      <text:p text:style-name="Normal">background(0);// setting background color to black</text:p>
      <text:p text:style-name="Normal">myPort = new Serial(this, "COM3", 9600);</text:p>
      <text:p text:style-name="Normal">myPort.bufferUntil('\n');</text:p>
      <text:p text:style-name="Normal">}</text:p>
      <text:p text:style-name="Normal">void draw()</text:p>
      <text:p text:style-name="Normal">{</text:p>
      <text:p text:style-name="Normal"><text:s text:c="2"/>background(0);</text:p>
      <text:p text:style-name="Normal"><text:s text:c="2"/>textAlign(CENTER);</text:p>
      <text:p text:style-name="Normal"><text:s text:c="2"/>fill(255);</text:p>
      <text:p text:style-name="Normal"><text:s text:c="2"/>text(data,820,400);</text:p>
      <text:p text:style-name="Normal"><text:s text:c="2"/>textSize(100);</text:p>
      <text:p text:style-name="Normal"><text:s text:c="2"/>fill(#4B5DCE);</text:p>
      <text:p text:style-name="Normal"><text:s text:c="3"/>noFill();</text:p>
      <text:p text:style-name="Normal"><text:s text:c="3"/>stroke(#4B5DCE);</text:p>
      <text:p text:style-name="Normal"><text:s text:c="3"/></text:p>
      <text:p text:style-name="Normal"><text:s text:c="5"/>if(mousePressed &amp;&amp; (mouseButton == LEFT)){</text:p>
      <text:p text:style-name="Normal"><text:s text:c="4"/>myPort.write('1');</text:p>
      <text:p text:style-name="Normal"><text:s/></text:p>
      <text:p text:style-name="Normal"><text:s text:c="5"/>background( 120, 300, 55);</text:p>
      <text:p text:style-name="Normal"><text:s text:c="2"/>}</text:p>
      <text:p text:style-name="Normal"><text:s text:c="3"/>if(mousePressed &amp;&amp; (mouseButton == RIGHT)){</text:p>
      <text:p text:style-name="Normal"><text:s text:c="4"/>myPort.write('0');</text:p>
      <text:p text:style-name="Normal"><text:s text:c="6"/>background( 300, 0, 15);</text:p>
      <text:p text:style-name="Normal"><text:s text:c="2"/>}</text:p>
      <text:p text:style-name="Normal"/>
      <text:p text:style-name="Normal">}</text:p>
      <text:p text:style-name="Normal">void serialEvent(Serial myPort)</text:p>
      <text:p text:style-name="Normal">{</text:p>
      <text:p text:style-name="Normal"><text:s/></text:p>
      <text:p text:style-name="Normal"><text:s text:c="2"/>data=myPort.readStringUntil('\n')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amed Elabbasy</meta:initial-creator>
    <dc:creator>Mohamed Elabbasy</dc:creator>
    <meta:creation-date>2022-03-13T21:26:00Z</meta:creation-date>
    <dc:date>2022-03-13T21:51:00Z</dc:date>
    <meta:template xlink:href="Normal" xlink:type="simple"/>
    <meta:editing-cycles>1</meta:editing-cycles>
    <meta:editing-duration>PT1500S</meta:editing-duration>
    <meta:document-statistic meta:page-count="2" meta:paragraph-count="1" meta:word-count="106" meta:character-count="711" meta:row-count="5" meta:non-whitespace-character-count="606"/>
  </office:meta>
</office:document-meta>
</file>